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9e18d" officeooo:paragraph-rsid="001e5af6" style:font-weight-asian="normal" style:font-weight-complex="normal"/>
    </style:style>
    <style:style style:name="P2" style:family="paragraph" style:parent-style-name="Standard">
      <style:text-properties officeooo:paragraph-rsid="0006bb9c"/>
    </style:style>
    <style:style style:name="P3" style:family="paragraph" style:parent-style-name="Standard">
      <style:text-properties officeooo:rsid="0009e18d" officeooo:paragraph-rsid="0009e18d"/>
    </style:style>
    <style:style style:name="P4" style:family="paragraph" style:parent-style-name="Standard">
      <style:text-properties officeooo:rsid="00141c45" officeooo:paragraph-rsid="00141c45"/>
    </style:style>
    <style:style style:name="P5" style:family="paragraph" style:parent-style-name="Standard">
      <style:text-properties officeooo:paragraph-rsid="001b9cea"/>
    </style:style>
    <style:style style:name="P6" style:family="paragraph" style:parent-style-name="Standard">
      <style:text-properties fo:font-weight="bold" officeooo:rsid="0009e18d" style:font-weight-asian="bold" style:font-weight-complex="bold"/>
    </style:style>
    <style:style style:name="P7" style:family="paragraph" style:parent-style-name="Standard">
      <style:text-properties fo:font-weight="bold" officeooo:rsid="0009e18d" officeooo:paragraph-rsid="0009e18d" style:font-weight-asian="bold" style:font-weight-complex="bold"/>
    </style:style>
    <style:style style:name="P8" style:family="paragraph" style:parent-style-name="Standard">
      <style:text-properties fo:font-weight="bold" officeooo:rsid="0025ff61" officeooo:paragraph-rsid="0025ff61" style:font-weight-asian="bold" style:font-weight-complex="bold"/>
    </style:style>
    <style:style style:name="P9" style:family="paragraph" style:parent-style-name="Standard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officeooo:rsid="0025ff61" officeooo:paragraph-rsid="0025ff61"/>
    </style:style>
    <style:style style:name="P11" style:family="paragraph" style:parent-style-name="Standard">
      <style:paragraph-properties style:line-height-at-least="0.503cm"/>
      <style:text-properties officeooo:paragraph-rsid="0021ef5d"/>
    </style:style>
    <style:style style:name="P12" style:family="paragraph" style:parent-style-name="Standard">
      <style:text-properties officeooo:rsid="0036427a" officeooo:paragraph-rsid="0036427a"/>
    </style:style>
    <style:style style:name="P13" style:family="paragraph" style:parent-style-name="Standard">
      <style:text-properties officeooo:rsid="0036427a" officeooo:paragraph-rsid="0037a86f"/>
    </style:style>
    <style:style style:name="P14" style:family="paragraph" style:parent-style-name="Standard">
      <style:text-properties officeooo:rsid="003dafde" officeooo:paragraph-rsid="003dafde"/>
    </style:style>
    <style:style style:name="P15" style:family="paragraph" style:parent-style-name="Standard">
      <style:text-properties officeooo:rsid="00448cf6" officeooo:paragraph-rsid="00448cf6"/>
    </style:style>
    <style:style style:name="P16" style:family="paragraph" style:parent-style-name="Standard">
      <style:text-properties officeooo:rsid="007b04a3" officeooo:paragraph-rsid="007b04a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9424" style:font-weight-asian="bold" style:font-weight-complex="bold"/>
    </style:style>
    <style:style style:name="T3" style:family="text">
      <style:text-properties fo:font-weight="bold" officeooo:rsid="0007b43e" style:font-weight-asian="bold" style:font-weight-complex="bold"/>
    </style:style>
    <style:style style:name="T4" style:family="text">
      <style:text-properties fo:font-weight="bold" officeooo:rsid="00108a9b" style:font-weight-asian="bold" style:font-weight-complex="bold"/>
    </style:style>
    <style:style style:name="T5" style:family="text">
      <style:text-properties fo:font-weight="bold" officeooo:rsid="00112e95" style:font-weight-asian="bold" style:font-weight-complex="bold"/>
    </style:style>
    <style:style style:name="T6" style:family="text">
      <style:text-properties fo:font-weight="bold" officeooo:rsid="0018c75a" style:font-weight-asian="bold" style:font-weight-complex="bold"/>
    </style:style>
    <style:style style:name="T7" style:family="text">
      <style:text-properties officeooo:rsid="00059424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7b43e" style:font-weight-asian="normal" style:font-weight-complex="normal"/>
    </style:style>
    <style:style style:name="T10" style:family="text">
      <style:text-properties fo:font-weight="normal" officeooo:rsid="00443ff5" style:font-weight-asian="normal" style:font-weight-complex="normal"/>
    </style:style>
    <style:style style:name="T11" style:family="text">
      <style:text-properties officeooo:rsid="001d3df7"/>
    </style:style>
    <style:style style:name="T12" style:family="text">
      <style:text-properties officeooo:rsid="001e5af6"/>
    </style:style>
    <style:style style:name="T13" style:family="text">
      <style:text-properties officeooo:rsid="003486b5"/>
    </style:style>
    <style:style style:name="T14" style:family="text">
      <style:text-properties officeooo:rsid="0037a86f"/>
    </style:style>
    <style:style style:name="T15" style:family="text">
      <style:text-properties officeooo:rsid="0037bf5f"/>
    </style:style>
    <style:style style:name="T16" style:family="text">
      <style:text-properties officeooo:rsid="00410c57"/>
    </style:style>
    <style:style style:name="T17" style:family="text">
      <style:text-properties officeooo:rsid="0043d6b4"/>
    </style:style>
    <style:style style:name="T18" style:family="text">
      <style:text-properties officeooo:rsid="0058e5d8"/>
    </style:style>
    <style:style style:name="T19" style:family="text">
      <style:text-properties officeooo:rsid="007b04a3"/>
    </style:style>
    <style:style style:name="T20" style:family="text">
      <style:text-properties officeooo:rsid="007fec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y Approach :</text:p>
      <text:p text:style-name="Standard"/>
      <text:p text:style-name="P4"/>
      <text:p text:style-name="P4"><text:span text:style-name="T11">1)</text:span>I first created docker files for the Client and Server containers respectively and included the required <text:span text:style-name="T17">applications and libraries</text:span> in the files.</text:p>
      <text:p text:style-name="P15">The <text:span text:style-name="T18">image</text:span> names are <text:span text:style-name="T1">serverside1:v1</text:span> and <text:span text:style-name="T1">clientside1:v1</text:span> respectively.</text:p>
      <text:p text:style-name="Standard"/>
      <text:p text:style-name="Standard"><text:span text:style-name="T11">2)Then</text:span> created and assigned volumes for Server and Client Containers Respectively using </text:p>
      <text:p text:style-name="Standard"><text:span text:style-name="T1">sudo docker volume create</text:span> <text:span text:style-name="T1">command</text:span></text:p>
      <text:p text:style-name="P2"/>
      <text:p text:style-name="P2"><text:span text:style-name="T11">3)</text:span>Then created a user defined network<text:span text:style-name="T1"> </text:span><text:span text:style-name="T8">using </text:span><text:span text:style-name="T10">the following command and attached a subnet to it as well</text:span></text:p>
      <text:p text:style-name="Standard"><text:span text:style-name="T1">sudo docker network create –driver bridge mydriver1 –</text:span><text:span text:style-name="T3">subnet=172.10.0.0/20</text:span><text:span text:style-name="T9"> </text:span></text:p>
      <text:p text:style-name="Standard"/>
      <text:p text:style-name="P16">4)I have written a script file called as createfile.sh.When this file is executed, the file1 and its checksum file are created in the server container in /serverdata <text:span text:style-name="T20">directory.</text:span></text:p>
      <text:p text:style-name="Standard"/>
      <text:p text:style-name="Standard"><text:span text:style-name="T19">5)</text:span>Attached both of the containers to the same network using –<text:span text:style-name="T1">network flag </text:span></text:p>
      <text:p text:style-name="P5"><text:s text:c="3"/><text:span text:style-name="T11">A</text:span>ttached ip to Server and Client Containers respectively <text:span text:style-name="T7">using <text:s/></text:span><text:span text:style-name="T2">--ip flag</text:span></text:p>
      <text:p text:style-name="P5"><text:span text:style-name="T8"><text:s text:c="3"/>Linked Client Container to the Server container using</text:span><text:span text:style-name="T1"> --link flag.</text:span></text:p>
      <text:p text:style-name="P1"><text:s text:c="3"/>Executed both the containers using <text:span text:style-name="T1">docker run -it </text:span>command so that you can directly get inside the <text:span text:style-name="T12">c</text:span>ontainer to view the files.</text:p>
      <text:p text:style-name="P3"><text:span text:style-name="T1">sudo docker run -it –name servercontainer -v servervol:/serverdata –network mydriver1 –ip=172.10.0.10 <text:s/></text:span><text:span text:style-name="T4">serverside</text:span><text:span text:style-name="T5">1</text:span><text:span text:style-name="T4">:v1</text:span></text:p>
      <text:p text:style-name="P7"/>
      <text:p text:style-name="P3"><text:span text:style-name="T1">sudo docker run -it –name clientcontainer -v clientvol:/clientdata –network mydriver1 – -- --</text:span><text:span text:style-name="T6">-- -- link servercontainer </text:span><text:span text:style-name="T1">ip=172.10.0.11 </text:span><text:span text:style-name="T5">clientside1:v1</text:span></text:p>
      <text:p text:style-name="P6"/>
      <text:p text:style-name="Standard"><text:span text:style-name="T12">5)</text:span>I have created for custom user at the Server side and assigned a password to it, <text:s/>which is mentioned in the <text:span text:style-name="T1">serverside dockerfile</text:span></text:p>
      <text:p text:style-name="P10"/>
      <text:p text:style-name="P8">RUN adduser --gecos “” server</text:p>
      <text:p text:style-name="P8">RUN echo server:123456 | chpasswd</text:p>
      <text:p text:style-name="P11"/>
      <text:p text:style-name="Standard"><text:span text:style-name="T13">6)</text:span>By Using <text:span text:style-name="T1">sshpass and scp</text:span>, i have transferred the files from Server to Client.</text:p>
      <text:p text:style-name="Standard"/>
      <text:p text:style-name="P12"><text:span text:style-name="T14">s</text:span>shpass -p “123456” scp -P 22 -o “StrictHostKeyChecking no” <text:a xlink:type="simple" xlink:href="mailto:server@172.10.0.10" text:style-name="Internet_20_link" text:visited-style-name="Visited_20_Internet_20_Link">server@172.10.0.10</text:a>:/serverdata/file1 /clientdata</text:p>
      <text:p text:style-name="P12"/>
      <text:p text:style-name="P13"><text:span text:style-name="T14">s</text:span>shpass -p “123456” scp -P 22 -o “StrictHostKeyChecking no” <text:a xlink:type="simple" xlink:href="mailto:server@172.10.0.10" text:style-name="Internet_20_link" text:visited-style-name="Visited_20_Internet_20_Link">server@172.10.0.10</text:a>:/serverdata/<text:span text:style-name="T15">checksumvaluefile1.md5 </text:span>/clientdata</text:p>
      <text:p text:style-name="P13"/>
      <text:p text:style-name="P14">7)<text:span text:style-name="T16">After receiving files using the above commands, compared the checksum of the file1 and then displayed an appropriate mess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8:12:57.250142798</meta:creation-date>
    <dc:date>2019-09-13T18:49:38.607498181</dc:date>
    <meta:editing-duration>PT33M4S</meta:editing-duration>
    <meta:editing-cycles>39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279" meta:character-count="1945" meta:non-whitespace-character-count="1674"/>
  </office:meta>
</office:document-meta>
</file>